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Liberation Serif" fo:font-size="11pt" fo:language="es" fo:country="ES" officeooo:paragraph-rsid="001d6a36" style:font-size-asian="11pt" style:font-size-complex="11pt"/>
    </style:style>
    <style:style style:name="P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Liberation Serif" fo:font-size="11pt" fo:language="es" fo:country="ES" officeooo:paragraph-rsid="001e6b53" style:font-size-asian="11pt" style:font-size-complex="11pt"/>
    </style:style>
    <style:style style:name="P3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style:font-name="Liberation Serif" fo:font-size="11pt" fo:language="es" fo:country="ES" style:text-underline-style="solid" style:text-underline-width="auto" style:text-underline-color="font-color" officeooo:paragraph-rsid="001d6a36" style:font-size-asian="11pt" style:font-size-complex="11pt"/>
    </style:style>
    <style:style style:name="P4" style:family="paragraph" style:parent-style-name="Preformatted_20_Text">
      <style:paragraph-properties fo:text-align="start" style:justify-single-word="false" style:writing-mode="lr-tb"/>
    </style:style>
    <style:style style:name="P5" style:family="paragraph" style:parent-style-name="Preformatted_20_Text">
      <style:paragraph-properties fo:text-align="start" style:justify-single-word="false" style:writing-mode="lr-tb"/>
      <style:text-properties style:font-name="Liberation Serif" fo:font-size="11pt" fo:language="es" fo:country="ES" officeooo:paragraph-rsid="001d6a36" style:font-size-asian="11pt" style:font-size-complex="11pt"/>
    </style:style>
    <style:style style:name="P6" style:family="paragraph" style:parent-style-name="Preformatted_20_Text">
      <style:paragraph-properties fo:text-align="start" style:justify-single-word="false" style:writing-mode="lr-tb"/>
      <style:text-properties style:font-name="Liberation Serif" fo:font-size="11pt" officeooo:paragraph-rsid="001d6a36" style:font-size-asian="11pt" style:font-size-complex="11pt"/>
    </style:style>
    <style:style style:name="T1" style:family="text">
      <style:text-properties fo:language="es" fo:country="ES"/>
    </style:style>
    <style:style style:name="T2" style:family="text">
      <style:text-properties officeooo:rsid="001d6a36"/>
    </style:style>
    <style:style style:name="T3" style:family="text">
      <style:text-properties officeooo:rsid="001e6b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l juego de herramientas multiplataforma</text:p>
      <text:p text:style-name="P6"/>
      <text:p text:style-name="P1"><text:bookmark text:name="tw-target-text"/>Haxe es un kit de herramientas de código abierto basado en un lenguaje de programación moderno, de alto nivel y estrictamente tipado, un compilador <text:span text:style-name="T2">multiplataforma</text:span>, una biblioteca estándar multiplataforma completa y formas de acceder a las capacidades nativas de cada plataforma.</text:p>
      <text:p text:style-name="P5">El conjunto de herramientas multiplataforma de Haxe consta de los siguientes componentes:</text:p>
      <text:p text:style-name="P5"/>
      <text:p text:style-name="P5">* El lenguaje de programación Haxe</text:p>
      <text:p text:style-name="P1"><text:tab/>El lenguaje de programación Haxe es un lenguaje de programación de alto nivel estrictamente tipado <text:tab/>que es utilizado por el compilador Haxe para producir código nativo multiplataforma. El lenguaje de <text:tab/>programación Haxe es fácil de aprender si ya está familiarizado con Java, C ++, PHP, AS3 u otros <text:tab/>lenguajes orientados a objetos similares. El lenguaje de programación Haxe ha sido especialmente <text:tab/>diseñado para adaptar los comportamientos nativos de las distintas plataformas y permitir el <text:tab/>desarrollo eficiente de plataformas cruzadas.</text:p>
      <text:p text:style-name="P2"><text:bookmark text:name="tw-target-text3"/>* El compilador cruzado de Haxe<text:line-break/><text:tab/>El Compilador Haxe es responsable de traducir el lenguaje de programación Haxe al código fuente <text:tab/>nativo de la plataforma de destino o binario. Cada plataforma es compatible de forma nativa, sin que <text:tab/>se genere ningún gasto adicional al ejecutarse dentro de una máquina virtual. El compilador de Haxe <text:tab/>es muy eficiente y puede compilar miles de clases en segundos.</text:p>
      <text:p text:style-name="P1"><text:bookmark text:name="tw-target-text4"/>* La biblioteca estándar Haxe<text:line-break/><text:tab/>La biblioteca estándar de Haxe proporciona un conjunto común de API altamente probadas que le <text:tab/>proporciona un comportamiento completo multiplataforma. Esto incluye estructuras de datos, <text:tab/>matemática y fecha, serialización, reflexión, bytes, cifrado, sistema de archivos, acceso a la base de <text:tab/>datos, etc. La biblioteca estándar de Haxe también incluye una API específica de la plataforma que le <text:tab/>da acceso a partes importantes de las capacidades de la plataforma, y <text:span text:style-name="T3">p</text:span>uede <text:span text:style-name="T3">ser </text:span>fácilmente extendid<text:span text:style-name="T3">a</text:span>.</text:p>
      <text:p text:style-name="P1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i </meta:initial-creator>
    <meta:creation-date>2018-05-20T14:02:51.108802060</meta:creation-date>
    <dc:date>2018-05-20T15:09:34.658523266</dc:date>
    <dc:creator>Mati </dc:creator>
    <meta:editing-duration>PT6M13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7" meta:word-count="286" meta:character-count="1900" meta:non-whitespace-character-count="1606"/>
  </office:meta>
</office:document-meta>
</file>